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deded" draw:fill-gradient-name="Gradient_20_18" draw:textarea-horizontal-align="right" draw:textarea-vertical-align="bottom" draw:auto-grow-height="false"/>
    </style:style>
    <style:style style:name="gr2" style:family="graphic" style:parent-style-name="standard">
      <style:graphic-properties draw:stroke="dash" draw:stroke-dash="Ultrafine_20_Dashed" draw:fill-color="#ffffff" draw:textarea-horizontal-align="justify" draw:textarea-vertical-align="bottom" draw:auto-grow-height="false"/>
    </style:style>
    <style:style style:name="gr3" style:family="graphic" style:parent-style-name="standard">
      <style:graphic-properties draw:stroke="dash" draw:stroke-dash="Ultrafine_20_Dashed" draw:fill="gradient" draw:fill-color="#ffffff" draw:fill-gradient-name="Gradient_20_18" draw:textarea-horizontal-align="justify" draw:textarea-vertical-align="top" draw:auto-grow-height="false"/>
    </style:style>
    <style:style style:name="gr4" style:family="graphic" style:parent-style-name="standard">
      <style:graphic-properties draw:fill-color="#87a2f2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solid" draw:stroke-dash="Ultrafine_20_Dashed" draw:fill="gradient" draw:fill-color="#ffffff" draw:fill-gradient-name="Gradient_20_25" draw:textarea-horizontal-align="justify" draw:textarea-vertical-align="top" draw:auto-grow-height="false"/>
    </style:style>
    <style:style style:name="gr8" style:family="graphic" style:parent-style-name="standard">
      <style:graphic-properties draw:fill-color="#ffffff" draw:opacity="50%" draw:textarea-horizontal-align="justify" draw:textarea-vertical-align="middle" draw:auto-grow-height="false" fo:min-height="0cm" fo:min-width="0cm" draw:shadow-opacity="50%"/>
    </style:style>
    <style:style style:name="gr9" style:family="graphic" style:parent-style-name="standard">
      <style:graphic-properties draw:fill="gradient" draw:fill-color="#ffffff" draw:fill-gradient-name="Gradient_20_17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3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21.59cm" svg:x="6.08cm" svg:y="1.635cm">
          <text:p text:style-name="P1">Creol Object</text:p>
          <draw:enhanced-geometry svg:viewBox="0 0 21600 21600" draw:path-stretchpoint-x="10800" draw:path-stretchpoint-y="10800" draw:text-areas="?f3 ?f4 ?f5 ?f6" draw:type="round-rectangle" draw:modifiers="1803.909643788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9" draw:layer="layout" svg:width="10.795cm" svg:height="6.985cm" svg:x="6.715cm" svg:y="14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0.795cm" svg:height="10.795cm" svg:x="6.715cm" svg:y="2.27cm">
          <text:p text:style-name="P1">Active Seg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259cm" svg:height="2.258cm" svg:x="8.62cm" svg:y="15.97cm">
          <text:p text:style-name="P1">Method 1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1" draw:layer="layout" svg:width="3.259cm" svg:height="2.258cm" svg:x="12.346cm" svg:y="15.97cm">
          <text:p text:style-name="P1">Method 2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1" draw:layer="layout" svg:width="3.259cm" svg:height="2.258cm" svg:x="8.62cm" svg:y="18.792cm">
          <text:p text:style-name="P1">Method 3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1" draw:layer="layout" svg:width="3.259cm" svg:height="2.258cm" svg:x="12.346cm" svg:y="18.792cm">
          <text:p text:style-name="P1">Method n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1" draw:id="id5" draw:layer="layout" svg:width="3.175cm" svg:height="1.27cm" svg:x="1.635cm" svg:y="4.175cm">
          <text:p text:style-name="P1">Client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3" draw:layer="layout" svg:width="3.175cm" svg:height="1.27cm" svg:x="1.635cm" svg:y="6.08cm">
          <text:p text:style-name="P1">Client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1" draw:layer="layout" svg:width="3.175cm" svg:height="1.27cm" svg:x="1.635cm" svg:y="7.985cm">
          <text:p text:style-name="P1">Client 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4.81cm" svg:y1="8.62cm" svg:x2="8.62cm" svg:y2="7.985cm" draw:start-shape="id1" draw:start-glue-point="1" draw:end-shape="id2" draw:end-glue-point="5" svg:d="m4810 8620c2857 0 953-635 3810-635">
          <text:p/>
        </draw:connector>
        <draw:connector draw:style-name="gr6" draw:text-style-name="P1" draw:layer="layout" draw:type="curve" svg:x1="4.81cm" svg:y1="6.715cm" svg:x2="8.62cm" svg:y2="6.715cm" draw:start-shape="id3" draw:start-glue-point="1" draw:end-shape="id4" draw:end-glue-point="5" svg:d="m4810 6715h3810">
          <text:p/>
        </draw:connector>
        <draw:connector draw:style-name="gr6" draw:text-style-name="P1" draw:layer="layout" draw:type="curve" svg:x1="4.81cm" svg:y1="4.81cm" svg:x2="8.62cm" svg:y2="5.445cm" draw:start-shape="id5" draw:start-glue-point="1" draw:end-shape="id6" draw:end-glue-point="5" svg:d="m4810 4810c2857 0 953 635 3810 635">
          <text:p/>
        </draw:connector>
        <draw:custom-shape draw:style-name="gr7" draw:text-style-name="P1" draw:id="id7" draw:layer="layout" svg:width="4.445cm" svg:height="6.35cm" svg:x="18.78cm" svg:y="4.1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" draw:text-style-name="P1" draw:layer="layout" svg:width="1.27cm" svg:height="1.27cm" svg:x="20.685cm" svg:y="8.62cm">
          <text:p text:style-name="P1">M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27cm" svg:height="1.27cm" svg:x="19.415cm" svg:y="6.715cm">
          <text:p text:style-name="P1">M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27cm" svg:height="1.27cm" svg:x="21.32cm" svg:y="6.715cm">
          <text:p text:style-name="P1">M3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" draw:text-style-name="P1" draw:id="id6" draw:layer="layout" svg:width="7.285cm" svg:height="1.27cm" svg:x="8.62cm" svg:y="4.81cm">
            <text:p text:style-name="P1">Method Invocation 1</text:p>
  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  </draw:custom-shape>
          <draw:custom-shape draw:style-name="gr5" draw:text-style-name="P1" draw:id="id4" draw:layer="layout" svg:width="7.285cm" svg:height="1.27cm" svg:x="8.62cm" svg:y="6.08cm">
            <text:p text:style-name="P1">Method Invocation 2</text:p>
  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  </draw:custom-shape>
          <draw:custom-shape draw:style-name="gr5" draw:text-style-name="P1" draw:id="id2" draw:layer="layout" svg:width="7.285cm" svg:height="1.27cm" svg:x="8.62cm" svg:y="7.35cm">
            <text:p text:style-name="P1">Method Invocation n</text:p>
  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  </draw:custom-shape>
        </draw:g>
        <draw:connector draw:style-name="gr6" draw:text-style-name="P1" draw:layer="layout" draw:type="curve" svg:x1="15.905cm" svg:y1="5.445cm" svg:x2="21.003cm" svg:y2="4.175cm" draw:start-shape="id6" draw:start-glue-point="7" draw:end-shape="id7" draw:end-glue-point="5" svg:d="m15905 5445c2155 0 1796-886 2531-1391s2567-630 2567 121">
          <text:p/>
        </draw:connector>
        <draw:connector draw:style-name="gr6" draw:text-style-name="P1" draw:layer="layout" draw:type="curve" svg:x1="15.905cm" svg:y1="6.715cm" svg:x2="21.003cm" svg:y2="4.175cm" draw:start-shape="id4" draw:start-glue-point="7" draw:end-shape="id7" draw:end-glue-point="5" svg:d="m15905 6715c2155 0 1796-1521 2531-2344s2567-947 2567-196">
          <text:p/>
        </draw:connector>
        <draw:connector draw:style-name="gr6" draw:text-style-name="P1" draw:layer="layout" draw:type="curve" svg:x1="15.905cm" svg:y1="7.985cm" svg:x2="21.003cm" svg:y2="4.175cm" draw:start-shape="id2" draw:start-glue-point="7" draw:end-shape="id7" draw:end-glue-point="5" svg:d="m15905 7985c2155 0 1796-2156 2531-3296s2567-1265 2567-514">
          <text:p/>
        </draw:connector>
        <draw:custom-shape draw:style-name="gr9" draw:text-style-name="P1" draw:id="id8" draw:layer="layout" svg:width="6.35cm" svg:height="3.175cm" svg:x="8.955cm" svg:y="9.455cm">
          <text:p text:style-name="P1">Priority Manager</text:p>
          <text:p text:style-name="P1">+</text:p>
          <text:p text:style-name="P1">Schedu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18.78cm" svg:y1="7.35cm" svg:x2="15.305cm" svg:y2="11.042cm" draw:start-shape="id7" draw:end-shape="id8" draw:end-glue-point="1" svg:d="m18780 7350c-2605 0-868 3692-3475 3692">
          <text:p/>
        </draw:connector>
        <draw:connector draw:style-name="gr6" draw:text-style-name="P1" draw:layer="layout" draw:type="curve" svg:x1="12.13cm" svg:y1="12.63cm" svg:x2="12.112cm" svg:y2="14.97cm" draw:start-shape="id8" draw:end-shape="id9" draw:end-glue-point="0" svg:d="m12130 12630c0 1755-18 585-18 2340">
          <text:p/>
        </draw:connector>
        <draw:frame draw:style-name="gr10" draw:layer="layout" svg:width="4.486cm" svg:height="0.962cm" svg:x="18.845cm" svg:y="2.578cm">
          <draw:text-box>
            <text:p>Process Store</text:p>
          </draw:text-box>
        </draw:frame>
        <draw:frame draw:style-name="gr11" draw:layer="layout" svg:width="2.263cm" svg:height="0.962cm" svg:x="15.605cm" svg:y="10.833cm">
          <draw:text-box>
            <text:p>Select</text:p>
          </draw:text-box>
        </draw:frame>
        <draw:frame draw:style-name="gr11" draw:layer="layout" svg:width="2.792cm" svg:height="0.962cm" svg:x="11.995cm" svg:y="13.365cm">
          <draw:text-box>
            <text:p>Execu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7" draw:display-name="Gradient 17" draw:style="linear" draw:start-color="#ffd840" draw:end-color="#ffaa20" draw:start-intensity="100%" draw:end-intensity="100%" draw:angle="0" draw:border="20%"/>
    <draw:gradient draw:name="Gradient_20_18" draw:display-name="Gradient 18" draw:style="linear" draw:start-color="#e6e6e6" draw:end-color="#cccccc" draw:start-intensity="100%" draw:end-intensity="100%" draw:angle="0" draw:border="20%"/>
    <draw:gradient draw:name="Gradient_20_25" draw:display-name="Gradient 25" draw:style="linear" draw:start-color="#87a2f2" draw:end-color="#5c7bed" draw:start-intensity="100%" draw:end-intensity="100%" draw:angle="0" draw:border="2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.162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ehrooz Nobakht</meta:initial-creator>
    <meta:creation-date>2011-02-14T10:10:28</meta:creation-date>
    <dc:date>2011-02-21T13:25:36</dc:date>
    <dc:creator>Behrooz Nobakht</dc:creator>
    <meta:editing-duration>PT00H18M53S</meta:editing-duration>
    <meta:editing-cycles>5</meta:editing-cycles>
    <meta:generator>OpenOffice.org/3.2$Linux OpenOffice.org_project/320m19$Build-9505</meta:generator>
    <meta:document-statistic meta:object-count="30"/>
  </office:meta>
</office:document-meta>
</file>